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P23" style:parent-style-name="TableContents" style:family="paragraph">
      <style:text-properties fo:language="ru" fo:country="RU"/>
    </style:style>
    <style:style style:name="P24" style:parent-style-name="TableContents" style:family="paragraph">
      <style:text-properties fo:language="ru" fo:country="RU"/>
    </style:style>
    <style:style style:name="P25" style:parent-style-name="TableContents" style:family="paragraph">
      <style:text-properties fo:language="ru" fo:country="RU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language="ru" fo:country="RU"/>
    </style:style>
    <style:style style:name="P32" style:parent-style-name="TableContents" style:family="paragraph">
      <style:paragraph-properties>
        <style:tab-stops>
          <style:tab-stop style:type="left" style:position="0.1777in"/>
        </style:tab-stops>
      </style:paragraph-properties>
      <style:text-properties fo:language="ru" fo:country="RU"/>
    </style:style>
    <style:style style:name="P33" style:parent-style-name="TableContents" style:family="paragraph">
      <style:paragraph-properties>
        <style:tab-stops>
          <style:tab-stop style:type="left" style:position="0.1777in"/>
        </style:tab-stops>
      </style:paragraph-properties>
      <style:text-properties fo:language="ru" fo:country="RU"/>
    </style:style>
    <style:style style:name="P34" style:parent-style-name="TableContents" style:family="paragraph">
      <style:paragraph-properties>
        <style:tab-stops>
          <style:tab-stop style:type="left" style:position="0.1777in"/>
        </style:tab-stops>
      </style:paragraph-properties>
      <style:text-properties fo:language="ru" fo:country="RU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P73" style:parent-style-name="TableContents" style:family="paragraph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P79" style:parent-style-name="TableContents" style:family="paragraph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language="ru" fo:country="RU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language="ru" fo:country="RU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weight="bold" style:font-weight-asian="bold" style:font-weight-complex="bold" fo:language="ru" fo:country="RU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language="ru" fo:country="RU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language="ru" fo:country="RU"/>
    </style:style>
    <style:style style:name="P102" style:parent-style-name="TableContents" style:family="paragraph">
      <style:text-properties fo:language="ru" fo:country="RU"/>
    </style:style>
    <style:style style:name="P103" style:parent-style-name="TableContents" style:family="paragraph">
      <style:text-properties fo:language="ru" fo:country="RU"/>
    </style:style>
    <style:style style:name="P104" style:parent-style-name="TableContents" style:family="paragraph">
      <style:text-properties fo:language="ru" fo:country="RU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0" style:parent-style-name="Основнойшрифтабзаца" style:family="text">
      <style:text-properties fo:language="ru" fo:country="RU"/>
    </style:style>
    <style:style style:name="P121" style:parent-style-name="TableContents" style:family="paragraph">
      <style:text-properties fo:language="ru" fo:country="RU"/>
    </style:style>
    <style:style style:name="P122" style:parent-style-name="TableContents" style:family="paragraph">
      <style:text-properties fo:language="ru" fo:country="RU"/>
    </style:style>
    <style:style style:name="P123" style:parent-style-name="TableContents" style:family="paragraph">
      <style:text-properties fo:language="ru" fo:country="RU"/>
    </style:style>
    <style:style style:name="P124" style:parent-style-name="TableContents" style:family="paragraph">
      <style:text-properties fo:language="ru" fo:country="RU"/>
    </style:style>
    <style:style style:name="P125" style:parent-style-name="TableContents" style:family="paragraph">
      <style:text-properties fo:language="ru" fo:country="RU"/>
    </style:style>
    <style:style style:name="P126" style:parent-style-name="TableContents" style:family="paragraph">
      <style:text-properties fo:language="ru" fo:country="RU"/>
    </style:style>
    <style:style style:name="P127" style:parent-style-name="TableContents" style:family="paragraph">
      <style:text-properties fo:language="ru" fo:country="RU"/>
    </style:style>
    <style:style style:name="P128" style:parent-style-name="TableContents" style:family="paragraph">
      <style:text-properties fo:language="ru" fo:country="RU"/>
    </style:style>
    <style:style style:name="P129" style:parent-style-name="TableContents" style:family="paragraph">
      <style:text-properties fo:language="ru" fo:country="RU"/>
    </style:style>
    <style:style style:name="P130" style:parent-style-name="TableContents" style:family="paragraph">
      <style:text-properties fo:language="ru" fo:country="RU"/>
    </style:style>
    <style:style style:name="P131" style:parent-style-name="TableContents" style:family="paragraph">
      <style:text-properties fo:language="ru" fo:country="RU"/>
    </style:style>
    <style:style style:name="P132" style:parent-style-name="TableContents" style:family="paragraph">
      <style:text-properties fo:language="ru" fo:country="RU"/>
    </style:style>
    <style:style style:name="P133" style:parent-style-name="TableContents" style:family="paragraph">
      <style:text-properties fo:language="ru" fo:country="RU"/>
    </style:style>
    <style:style style:name="P134" style:parent-style-name="TableContents" style:family="paragraph">
      <style:text-properties fo:language="ru" fo:country="RU"/>
    </style:style>
    <style:style style:name="P135" style:parent-style-name="TableContents" style:family="paragraph">
      <style:text-properties fo:language="ru" fo:country="RU"/>
    </style:style>
    <style:style style:name="P136" style:parent-style-name="TableContents" style:family="paragraph">
      <style:text-properties fo:language="ru" fo:country="RU"/>
    </style:style>
    <style:style style:name="P137" style:parent-style-name="TableContents" style:family="paragraph">
      <style:text-properties fo:language="ru" fo:country="RU"/>
    </style:style>
    <style:style style:name="P138" style:parent-style-name="TableContents" style:family="paragraph">
      <style:text-properties fo:language="ru" fo:country="RU"/>
    </style:style>
    <style:style style:name="P139" style:parent-style-name="TableContents" style:family="paragraph">
      <style:text-properties fo:language="ru" fo:country="RU"/>
    </style:style>
    <style:style style:name="P140" style:parent-style-name="TableContents" style:family="paragraph">
      <style:text-properties fo:language="ru" fo:country="RU"/>
    </style:style>
    <style:style style:name="P141" style:parent-style-name="TableContents" style:family="paragraph">
      <style:text-properties fo:language="ru" fo:country="RU"/>
    </style:style>
    <style:style style:name="P142" style:parent-style-name="TableContents" style:family="paragraph">
      <style:text-properties fo:language="ru" fo:country="RU"/>
    </style:style>
    <style:style style:name="P143" style:parent-style-name="TableContents" style:family="paragraph">
      <style:text-properties fo:language="ru" fo:country="RU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6" style:parent-style-name="Основнойшрифтабзаца" style:family="text">
      <style:text-properties fo:language="ru" fo:country="RU"/>
    </style:style>
    <style:style style:name="T147" style:parent-style-name="Основнойшрифтабзаца" style:family="text">
      <style:text-properties fo:language="ru" fo:country="RU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9" style:parent-style-name="Основнойшрифтабзаца" style:family="text">
      <style:text-properties fo:language="ru" fo:country="RU"/>
    </style:style>
    <style:style style:name="T150" style:parent-style-name="Основнойшрифтабзаца" style:family="text">
      <style:text-properties fo:language="ru" fo:country="RU"/>
    </style:style>
    <style:style style:name="T151" style:parent-style-name="Основнойшрифтабзаца" style:family="text">
      <style:text-properties fo:language="ru" fo:country="RU"/>
    </style:style>
    <style:style style:name="T152" style:parent-style-name="Основнойшрифтабзаца" style:family="text">
      <style:text-properties fo:language="ru" fo:country="RU"/>
    </style:style>
    <style:style style:name="T153" style:parent-style-name="Основнойшрифтабзаца" style:family="text">
      <style:text-properties fo:language="ru" fo:country="RU"/>
    </style:style>
    <style:style style:name="T154" style:parent-style-name="Основнойшрифтабзаца" style:family="text">
      <style:text-properties fo:language="ru" fo:country="RU"/>
    </style:style>
    <style:style style:name="T155" style:parent-style-name="Основнойшрифтабзаца" style:family="text">
      <style:text-properties fo:language="ru" fo:country="RU"/>
    </style:style>
    <style:style style:name="T156" style:parent-style-name="Основнойшрифтабзаца" style:family="text">
      <style:text-properties fo:language="ru" fo:country="RU"/>
    </style:style>
    <style:style style:name="T157" style:parent-style-name="Основнойшрифтабзаца" style:family="text">
      <style:text-properties fo:language="ru" fo:country="RU"/>
    </style:style>
    <style:style style:name="T158" style:parent-style-name="Основнойшрифтабзаца" style:family="text">
      <style:text-properties fo:language="ru" fo:country="RU"/>
    </style:style>
    <style:style style:name="P159" style:parent-style-name="TableContents" style:family="paragraph">
      <style:text-properties fo:language="ru" fo:country="RU"/>
    </style:style>
    <style:style style:name="P160" style:parent-style-name="TableContents" style:family="paragraph">
      <style:text-properties fo:language="ru" fo:country="RU"/>
    </style:style>
    <style:style style:name="P161" style:parent-style-name="Textbody" style:family="paragraph">
      <style:text-properties fo:language="ru" fo:country="RU"/>
    </style:style>
    <style:style style:name="P162" style:parent-style-name="Textbody" style:family="paragraph">
      <style:text-properties fo:language="ru" fo:country="RU"/>
    </style:style>
    <style:style style:name="P163" style:parent-style-name="Textbody" style:family="paragraph">
      <style:text-properties fo:language="ru" fo:country="RU"/>
    </style:style>
    <style:style style:name="P164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Юрченко Дарья<text:s/>Глебовна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определение в подклассе<text:s/>своей реализации метода с одинаковой сигнатурой и возвращаемым значением как в суперклассе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вложенные</text:p>
            <text:p text:style-name="P23">внутренние</text:p>
            <text:p text:style-name="P24">локальные</text:p>
            <text:p text:style-name="P25">анонимные</text:p>
          </table:table-cell>
        </table:table-row>
        <table:table-row table:style-name="TableRow26">
          <table:table-cell table:style-name="TableCell27">
            <text:p text:style-name="TableContents"><text:span text:style-name="T28">Как и зачем можно использовать модификатор<text:s/></text:span>final<text:span text:style-name="T29">?</text:span></text:p>
          </table:table-cell>
          <table:table-cell table:style-name="TableCell30">
            <text:p text:style-name="P31">Final<text:s/>можно использовать:</text:p>
            <text:p text:style-name="P32">-<text:s/>в<text:s/>начале<text:s/>объявления метода<text:s/>– для предотвращения<text:s/>его переопределения</text:p>
            <text:p text:style-name="P33">- в<text:s/>определении класса – для предотвращения его наследования</text:p>
            <text:p text:style-name="P34">- в<text:s/>начале объявления переменной – для создания именованной константы</text:p>
          </table:table-cell>
        </table:table-row>
        <table:table-row table:style-name="TableRow35">
          <table:table-cell table:style-name="TableCell36">
            <text:p text:style-name="TableContents"><text:span text:style-name="T37">Какие есть<text:s/></text:span><text:span text:style-name="T38">варианты использования ключевого слова<text:s/></text:span>try<text:span text:style-name="T39">?</text:span></text:p>
          </table:table-cell>
          <table:table-cell table:style-name="TableCell40">
            <text:p text:style-name="TableContents"><text:span text:style-name="T41">-</text:span><text:span text:style-name="T42"><text:s/></text:span><text:span text:style-name="T43">для</text:span><text:span text:style-name="T44"><text:s/></text:span><text:span text:style-name="T45">определения<text:s/></text:span><text:span text:style-name="T46">блока кода, в котором<text:s/></text:span><text:span text:style-name="T47">отслеживаются исключения</text:span><text:span text:style-name="T48"><text:s/></text:span><text:span text:style-name="T49">(</text:span>try<text:span text:style-name="T50">-</text:span>catch<text:span text:style-name="T51">)</text:span></text:p>
            <text:p text:style-name="TableContents"><text:span text:style-name="T52">-<text:s/></text:span><text:span text:style-name="T53">для автоматического управления ресурсами</text:span><text:span text:style-name="T54">,<text:s/></text:span><text:span text:style-name="T55">например, для автоматического закрытия файла</text:span><text:span text:style-name="T56"><text:s/>(</text:span>try<text:span text:style-name="T57"><text:s/></text:span><text:span text:style-name="T58">с ресурсами)</text:span><text:span text:style-name="T59"><text:s/></text:span></text:p>
          </table:table-cell>
        </table:table-row>
        <table:table-row table:style-name="TableRow60">
          <table:table-cell table:style-name="TableCell61">
            <text:p text:style-name="TableContents"><text:span text:style-name="T62">Какие есть стандартные реализации интерфейса<text:s/></text:span>List<text:span text:style-name="T63"><text:s/></text:span><text:span text:style-name="T64">и в каких ситуациях их нужно использовать?</text:span></text:p>
          </table:table-cell>
          <table:table-cell table:style-name="TableCell65">
            <text:p text:style-name="TableContents"><text:span text:style-name="T66">A</text:span>rrayList<text:span text:style-name="T67"><text:s/></text:span><text:span text:style-name="T68">(динамический массив)<text:s/></text:span><text:span text:style-name="T69">–<text:s/></text:span><text:span text:style-name="T70">для последовательного хранения элементов, когда требуется быстр</text:span><text:span text:style-name="T71">ое извлечение или вставка элемента</text:span><text:span text:style-name="T72"><text:s/>по индексу</text:span></text:p>
            <text:p text:style-name="P73"/>
            <text:p text:style-name="TableContents">LinkedList<text:span text:style-name="T74"><text:s/></text:span><text:span text:style-name="T75">(связанный список)<text:s/></text:span><text:span text:style-name="T76">– для<text:s/></text:span><text:span text:style-name="T77">последовательного<text:s/></text:span><text:span text:style-name="T78">хранения элементов, когда требуется частое добавление и удаление элементов</text:span></text:p>
            <text:p text:style-name="P79"/>
            <text:p text:style-name="TableContents">Vector<text:span text:style-name="T80"><text:s/></text:span><text:span text:style-name="T81">(</text:span><text:span text:style-name="T82">динамический массив</text:span><text:span text:style-name="T83">)</text:span><text:span text:style-name="T84"><text:s/>– в отличии от<text:s/></text:span><text:span text:style-name="T85">A</text:span>rrayList<text:span text:style-name="T86"><text:s/></text:span><text:span text:style-name="T87">синхронизирован. Однако не рекомендован к использованию, т.к. содержит ряд устаревших методов<text:s/></text:span><text:span text:style-name="T88"><text:s/></text:span></text:p>
          </table:table-cell>
        </table:table-row>
        <table:table-row table:style-name="TableRow89">
          <table:table-cell table:style-name="TableCell90">
            <text:p text:style-name="P91">В чём основная идея стримов из пакета java.util.stream?</text:p>
          </table:table-cell>
          <table:table-cell table:style-name="TableCell92">
            <text:p text:style-name="P93">Основная идея – в создании<text:s/>потока для выполнения последовательности действий<text:s/>над данными: поиска, фильтрации, сортировки, преобразования, накопления и др.<text:s/><text:s/>При этом, как правило,<text:s/>сам<text:s/>источник<text:s/>данных не видоизменяется, а создается<text:s/>новый<text:s/>поток данных.</text:p>
          </table:table-cell>
        </table:table-row>
        <table:table-row table:style-name="TableRow94">
          <table:table-cell table:style-name="TableCell95" table:number-columns-spanned="2">
            <text:p text:style-name="P96">Разное</text:p>
          </table:table-cell>
          <table:covered-table-cell/>
        </table:table-row>
        <table:table-row table:style-name="TableRow97">
          <table:table-cell table:style-name="TableCell98">
            <text:p text:style-name="P99">Каким критериям должна удовлетворять<text:s/>«хорошая» хэш-функция?</text:p>
          </table:table-cell>
          <table:table-cell table:style-name="TableCell100">
            <text:p text:style-name="P101">Хэш-функция должна:</text:p>
            <text:p text:style-name="P102">-<text:s/>быстро вычислять значение</text:p>
            <text:p text:style-name="P103">- равномерно распределять ключи по<text:s/>хэш-таблице</text:p>
            <text:p text:style-name="P104">- повторный вызов функции возвращает одно и тоже значение, пока свойства объекта не будут изменены</text:p>
          </table:table-cell>
        </table:table-row>
        <text:soft-page-break/>
        <table:table-row table:style-name="TableRow105">
          <table:table-cell table:style-name="TableCell106">
            <text:p text:style-name="TableContents"><text:span text:style-name="T107">В чём причина популярности и широкого распространения кодировки<text:s/></text:span>UTF<text:span text:style-name="T108">-8?</text:span></text:p>
          </table:table-cell>
          <table:table-cell table:style-name="TableCell109">
            <text:p text:style-name="TableContents"><text:span text:style-name="T110">позволяет хранить символы<text:s/></text:span>Unicode<text:span text:style-name="T111">, что дает возможность хранить символы всех письменных языков</text:span></text:p>
          </table:table-cell>
        </table:table-row>
        <table:table-row table:style-name="TableRow112">
          <table:table-cell table:style-name="TableCell113">
            <text:p text:style-name="TableContents"><text:span text:style-name="T114">Сравните форматы<text:s/></text:span>XML<text:span text:style-name="T115"><text:s/></text:span><text:span text:style-name="T116">и<text:s/></text:span>JSON<text:span text:style-name="T117">.<text:s/></text:span><text:span text:style-name="T118">Когда какой использовать?</text:span></text:p>
          </table:table-cell>
          <table:table-cell table:style-name="TableCell119">
            <text:p text:style-name="TableContents">JSON<text:span text:style-name="T120"><text:s/></text:span></text:p>
            <text:p text:style-name="P121">-<text:s/>текстовый формат<text:s/>для<text:s/>обмена данными<text:s/></text:p>
            <text:p text:style-name="P122">- метаязык</text:p>
            <text:p text:style-name="P123">- данные хранятся в виде карты с парами ключ-значение</text:p>
            <text:p text:style-name="P124">- ориентирован на данные</text:p>
            <text:p text:style-name="P125">- не выполняет обработки и вычисления<text:s/></text:p>
            <text:p text:style-name="P126">- нет поддержки пространства имен, добавления комментарием и написания метаданных</text:p>
            <text:p text:style-name="P127">- поддерживает массивы</text:p>
            <text:p text:style-name="P128">- простой и удобный для чтения</text:p>
            <text:p text:style-name="P129"/>
            <text:p text:style-name="P130">Лучше использовать,<text:s/>когда нужен простой обмен данными<text:s/></text:p>
            <text:p text:style-name="P131"/>
            <text:p text:style-name="P132">XML<text:s/></text:p>
            <text:p text:style-name="P133">- программно-аппаратно-независимый формат обмена данными</text:p>
            <text:p text:style-name="P134">- язык разметки<text:s/></text:p>
            <text:p text:style-name="P135">- данные хранятся в древовидной структуре</text:p>
            <text:p text:style-name="P136">- ориентирован на документы</text:p>
            <text:p text:style-name="P137">- может выполнять обработку и форматирование документов и объектов</text:p>
            <text:p text:style-name="P138">- поддерживает пространства имен, комментарии и метаданные</text:p>
            <text:p text:style-name="P139">- не поддерживает массивы<text:s/>напрямую</text:p>
            <text:p text:style-name="P140">- более расширяемый и сложный</text:p>
            <text:p text:style-name="P141"/>
            <text:p text:style-name="P142">Лучше использовать, когда требуется быстро обмениваться данными между различными платформами<text:s/></text:p>
            <text:p text:style-name="P143"/>
          </table:table-cell>
        </table:table-row>
        <table:table-row table:style-name="TableRow144">
          <table:table-cell table:style-name="TableCell145">
            <text:p text:style-name="TableContents"><text:span text:style-name="T146">Опишите что будет происходить «под капотом» после ввода адреса сайта в браузере и нажатия<text:s/></text:span>Enter<text:span text:style-name="T147">?</text:span></text:p>
          </table:table-cell>
          <table:table-cell table:style-name="TableCell148">
            <text:p text:style-name="TableContents"><text:span text:style-name="T149">Б</text:span><text:span text:style-name="T150">раузер через<text:s/></text:span>HTTP<text:span text:style-name="T151">-протокол</text:span><text:span text:style-name="T152"><text:s/>отправляет<text:s/></text:span>HTTP<text:span text:style-name="T153">-запрос</text:span><text:span text:style-name="T154">.<text:s/></text:span><text:span text:style-name="T155">Данный запрос получает</text:span><text:span text:style-name="T156"><text:s/>веб-сервер</text:span><text:span text:style-name="T157">.</text:span><text:span text:style-name="T158"><text:s/></text:span></text:p>
            <text:p text:style-name="P159">Веб-сервер, получив запрос,<text:s/>считывает файл конфигурации, предоставленный сервером приложения, и использует эти данные для перенаправления запроса серверу приложения.<text:s/></text:p>
            <text:p text:style-name="P160">Внутри сервера приложения запрос передается определенному сервлету. Сервлет<text:s/>обрабатывает запрос и предоставляет<text:s/>динамический контент.<text:s/></text:p>
          </table:table-cell>
        </table:table-row>
      </table:table>
      <text:p text:style-name="P161"/>
      <text:p text:style-name="P162"/>
      <text:p text:style-name="P163"/>
      <text:p text:style-name="P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urchenko Daria</dc:creator>
    <meta:creation-date>2017-10-20T23:40:00Z</meta:creation-date>
    <dc:date>2021-04-10T16:26:00Z</dc:date>
    <meta:template xlink:href="Normal" xlink:type="simple"/>
    <meta:editing-cycles>20</meta:editing-cycles>
    <meta:editing-duration>PT14280S</meta:editing-duration>
    <meta:document-statistic meta:page-count="3" meta:paragraph-count="6" meta:word-count="516" meta:character-count="3457" meta:row-count="24" meta:non-whitespace-character-count="2947"/>
  </office:meta>
</office:document-meta>
</file>